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rTest.encode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serTest.encode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serTest.encode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rserTest.encodeDis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serTest.decodeIn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